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945b8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ae632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b402e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d7f0f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b50d" officeooo:paragraph-rsid="0042820b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9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officeooo:rsid="0049a05d" officeooo:paragraph-rsid="003d67f1" style:font-size-asian="14pt" style:font-style-asian="italic" style:font-size-complex="14pt" style:font-style-complex="italic"/>
    </style:style>
    <style:style style:name="P10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13" style:family="paragraph" style:parent-style-name="Text_20_body">
      <loext:graphic-properties draw:fill-hatch-name="hatch"/>
      <style:paragraph-properties fo:margin-top="0.101cm" fo:margin-bottom="0.101cm" style:contextual-spacing="false" fo:line-height="115%"/>
      <style:text-properties officeooo:paragraph-rsid="002e001c"/>
    </style:style>
    <style:style style:name="P1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c59f3"/>
    </style:style>
    <style:style style:name="P15" style:family="paragraph" style:parent-style-name="Text_20_body">
      <loext:graphic-properties draw:fill-hatch-name="hatch"/>
      <style:paragraph-properties fo:margin-top="0.101cm" fo:margin-bottom="0.101cm" style:contextual-spacing="false" fo:line-height="115%"/>
      <style:text-properties officeooo:paragraph-rsid="004c59f3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4d7f0f"/>
    </style:style>
    <style:style style:name="P17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f1cea" officeooo:paragraph-rsid="004f1cea" style:font-size-asian="14pt" style:font-size-complex="14pt"/>
    </style:style>
    <style:style style:name="P18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d7f0f" officeooo:paragraph-rsid="004d7f0f" style:font-size-asian="14pt" style:font-size-complex="14pt"/>
    </style:style>
    <style:style style:name="P19" style:family="paragraph" style:parent-style-name="Text_20_body" style:list-style-name="L1">
      <loext:graphic-properties draw:fill-hatch-name="hatch"/>
      <style:paragraph-properties fo:margin-top="0cm" fo:margin-bottom="0.499cm" style:contextual-spacing="false" fo:line-height="200%"/>
      <style:text-properties fo:font-size="14pt" officeooo:rsid="0028d6ad" officeooo:paragraph-rsid="0028d6ad" style:font-size-asian="14pt" style:font-size-complex="14pt"/>
    </style:style>
    <style:style style:name="T1" style:family="text">
      <style:text-properties officeooo:rsid="004c59f3"/>
    </style:style>
    <style:style style:name="T2" style:family="text">
      <style:text-properties officeooo:rsid="003f303a"/>
    </style:style>
    <style:style style:name="T3" style:family="text">
      <style:text-properties officeooo:rsid="001c3ee7"/>
    </style:style>
    <style:style style:name="T4" style:family="text">
      <style:text-properties officeooo:rsid="0025b4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b437" style:font-weight-asian="bold" style:font-weight-complex="bold"/>
    </style:style>
    <style:style style:name="T8" style:family="text">
      <style:text-properties fo:font-weight="bold" officeooo:rsid="002fe488" style:font-weight-asian="bold" style:font-weight-complex="bold"/>
    </style:style>
    <style:style style:name="T9" style:family="text">
      <style:text-properties fo:font-weight="bold" officeooo:rsid="004945b8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fe488" style:font-size-asian="14pt" style:font-weight-asian="bold" style:font-size-complex="14pt" style:font-weight-complex="bold"/>
    </style:style>
    <style:style style:name="T13" style:family="text">
      <style:text-properties fo:font-size="14pt" fo:font-style="italic" fo:font-weight="normal" officeooo:rsid="002fe488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weight="normal" officeooo:rsid="002fe488" style:font-size-asian="14pt" style:font-weight-asian="normal" style:font-size-complex="14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4b40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Call to Worship</text:span><text:span text:style-name="T4"> (Psalm 126 ) / Opening prayer (Douglas M)</text:span></text:p>
      <text:p text:style-name="P3"><text:span text:style-name="T6">Praise: </text:span><text:span text:style-name="Emphasis"><text:span text:style-name="T15">Reformation Hymn</text:span></text:span><text:line-break/><text:span text:style-name="T6">Bible Reading:</text:span> Luke 12:13-34 <text:s/>(Pam W)<text:line-break/><text:span text:style-name="T6">Mission Spot:</text:span> (Gaye M)<text:line-break/><text:span text:style-name="T6">Praise:</text:span> <text:span text:style-name="Emphasis">How Deep The Father’s Love For Us</text:span></text:p>
      <text:p text:style-name="P10"><text:span text:style-name="T11">Announcements</text:span><text:span text:style-name="T10"> (John)</text:span></text:p>
      <text:list xml:id="list3842269346" text:style-name="L1">
        <text:list-item>
          <text:p text:style-name="P17">Church Camp</text:p>
        </text:list-item>
        <text:list-item>
          <text:p text:style-name="P18">Newcomers Lunch next week</text:p>
        </text:list-item>
        <text:list-item>
          <text:p text:style-name="P19">Morning Tea and fellowship after the service</text:p>
        </text:list-item>
      </text:list>
      <text:p text:style-name="P2"><text:span text:style-name="T9">P</text:span><text:span text:style-name="T6">rayer for the church and the world:</text:span> (Jan F)</text:p>
      <text:p text:style-name="P4"><text:span text:style-name="T8">B</text:span><text:span text:style-name="T6">ible Reading:</text:span> Revelation 18:1-14 (Callum H)</text:p>
      <text:p text:style-name="P6"><text:span text:style-name="T6">Praise:</text:span> <text:span text:style-name="Emphasis">How Sure The Scriptures Are (Rej! 279)</text:span> (OFFERING)</text:p>
      <text:p text:style-name="P16"><text:span text:style-name="T12">Bible reading: </text:span><text:span text:style-name="T13">1 John 2:15-17</text:span><text:span text:style-name="T12"> </text:span><text:span text:style-name="T14">(DM)</text:span></text:p>
      <text:p text:style-name="P16"><text:span text:style-name="T11">Sermon:</text:span><text:span text:style-name="T10"> “DO NOT LOVE THE WORLD” (DM)</text:span></text:p>
      <text:p text:style-name="P4"><text:span text:style-name="T6">Praise:</text:span> <text:span text:style-name="Emphasis">Your Will Be Done</text:span></text:p>
      <text:p text:style-name="P5"><text:span text:style-name="T6">Benediction</text:span> (<text:span text:style-name="T16">DM</text:span>)</text:p>
      <text:p text:style-name="P8">Opening Prayer </text:p>
      <text:p text:style-name="P9"/>
      <text:p text:style-name="P7"/>
      <text:p text:style-name="P12">Call to Worship (Psalm 126 ) / Opening prayer (Douglas M)</text:p>
      <text:p text:style-name="P11">Praise: <text:span text:style-name="T5">Reformation Hymn</text:span></text:p>
      <text:p text:style-name="P11">Bible Reading: Luke 12:13-34 <text:s/>(Pam W)</text:p>
      <text:p text:style-name="P11">Mission Spot (Gaye M)</text:p>
      <text:p text:style-name="P11">Praise: <text:span text:style-name="T5">How Deep The Father’s Love For Us</text:span></text:p>
      <text:p text:style-name="P11">Announcements (John A)</text:p>
      <text:p text:style-name="P11">Prayer for the church and the world  (Jan F)</text:p>
      <text:p text:style-name="P11">Bible reading: Revelation 18:1-14 (Callum H)</text:p>
      <text:p text:style-name="P11">Praise: <text:span text:style-name="T5">How Sure The Scriptures Are</text:span> (Rej! 279)</text:p>
      <text:p text:style-name="P11">Bible reading: 1 John 2:15-17 (DM)</text:p>
      <text:p text:style-name="P11">Sermon: “DO NOT LOVE THE WORLD” (DM)</text:p>
      <text:p text:style-name="P11">Praise: <text:span text:style-name="T5">Your Will Be Done</text:span></text:p>
      <text:p text:style-name="P11">Benediction (DM)</text:p>
      <text:p text:style-name="P11"/>
      <text:p text:style-name="P11">Sermon Outline</text:p>
      <text:p text:style-name="P11">“DO NOT LOVE THE WORLD”   (1 John 2:15-17)</text:p>
      <text:p text:style-name="P11">Introduction</text:p>
      <text:p text:style-name="P14"><text:span text:style-name="T1">1. </text:span>Command - Do not love the world</text:p>
      <text:p text:style-name="P15"><text:tab/>What is the world?</text:p>
      <text:p text:style-name="P15"><text:tab/>What is in the world?</text:p>
      <text:p text:style-name="P11"><text:span text:style-name="T1">2. Three</text:span> Reasons to Keep it</text:p>
      <text:p text:style-name="P13"><text:tab/><text:span text:style-name="T1">a) </text:span>Love of the Father</text:p>
      <text:p text:style-name="P13"><text:tab/><text:span text:style-name="T1">b) </text:span>A passing world</text:p>
      <text:p text:style-name="P11"><text:tab/><text:span text:style-name="T1">c) </text:span>Living Forever</text:p>
      <text:p text:style-name="P11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c59f3"/>
    </style:style>
    <style:style style:name="MT2" style:family="text">
      <style:text-properties officeooo:rsid="003f303a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4</text:span><text:span text:style-name="MT2">th</text:span> <text:span text:style-name="MT1">July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7-13T21:42:39.833797846</dc:date>
    <meta:editing-duration>PT5H45M25S</meta:editing-duration>
    <meta:editing-cycles>42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3" meta:paragraph-count="39" meta:word-count="227" meta:character-count="1275" meta:non-whitespace-character-count="1079"/>
  </office:meta>
</office:document-meta>
</file>